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DejaVu Sans Mono" svg:font-family="'DejaVu Sans Mono'" style:font-family-generic="modern" style:font-pitch="fixed"/>
    <style:font-face style:name="DejaVu Sans1" svg:font-family="'DejaVu Sans'" style:font-pitch="variable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</office:font-face-decls>
  <office:automatic-styles>
    <style:style style:name="T1" style:family="text">
      <style:text-properties fo:font-weight="bold" style:font-weight-asian="bold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Guido van Robot Wereld constructeur</text:p>
      <text:p text:style-name="Preformatted_20_Text">Editing wereld:</text:p>
      <text:p text:style-name="Preformatted_20_Text"><text:s text:c="4"/>Linker muisknop : Plaats of verwijder muren </text:p>
      <text:p text:style-name="Preformatted_20_Text"><text:s text:c="4"/>Middelste muisknop: Zet de argumenten voor het robot statement</text:p>
      <text:p text:style-name="Preformatted_20_Text"><text:s text:c="4"/>Rechter muisknop : Zet de argumenten voor het bieper statement</text:p>
      <text:p text:style-name="Preformatted_20_Text"><text:s text:c="4"/></text:p>
      <text:p text:style-name="Preformatted_20_Text">Knoppen:</text:p>
      <text:p text:style-name="Preformatted_20_Text"><text:s text:c="4"/>Herlaad <text:s text:c="2"/>: Herlaad de wereld vanuit het editor venster in</text:p>
      <text:p text:style-name="Preformatted_20_Text"><text:tab/><text:tab/> <text:s text:c="3"/>de wereld constructeur. </text:p>
      <text:p text:style-name="Preformatted_20_Text"><text:s text:c="4"/>Stop <text:s text:c="3"/>: Beeindig de wereld constructeur, <text:span text:style-name="T1">niet</text:span> GvRng.</text:p>
      <text:p text:style-name="Preformatted_20_Text"/>
      <text:p text:style-name="Preformatted_20_Tex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DejaVu Sans Mono" svg:font-family="'DejaVu Sans Mono'" style:font-family-generic="modern" style:font-pitch="fixed"/>
    <style:font-face style:name="DejaVu Sans1" svg:font-family="'DejaVu Sans'" style:font-pitch="variable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E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erif" fo:font-size="12pt" fo:language="en" fo:country="IE" style:font-name-asian="DejaVu Sans1" style:font-size-asian="12pt" style:language-asian="none" style:country-asian="none" style:font-name-complex="DejaVu Sans1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DejaVu Sans" fo:font-size="14pt" style:font-name-asian="DejaVu Sans1" style:font-size-asian="14pt" style:font-name-complex="DejaVu Sans1" style:font-size-complex="14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 Mono" style:font-size-asian="10pt" style:font-name-complex="DejaVu Sans Mono" style:font-size-complex="10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$Build-9011</meta:generator>
    <meta:creation-date>2006-04-23T09:46:18</meta:creation-date>
    <dc:creator>stas zytkiewicz</dc:creator>
    <dc:date>2006-04-23T09:51:27</dc:date>
    <dc:language>en-IE</dc:language>
    <meta:editing-cycles>1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0" meta:word-count="51" meta:character-count="392"/>
  </office:meta>
</office:document-meta>
</file>